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27d6f0" style:font-size-asian="14pt" style:font-size-complex="14pt"/>
    </style:style>
    <style:style style:name="P3" style:family="paragraph" style:parent-style-name="Standard">
      <style:text-properties fo:font-size="14pt" officeooo:paragraph-rsid="005f53c2" style:font-size-asian="14pt" style:font-size-complex="14pt"/>
    </style:style>
    <style:style style:name="P4" style:family="paragraph" style:parent-style-name="Standard">
      <style:text-properties fo:font-size="14pt" officeooo:rsid="005b9b12" officeooo:paragraph-rsid="005b9b12" style:font-size-asian="14pt" style:font-size-complex="14pt"/>
    </style:style>
    <style:style style:name="P5" style:family="paragraph" style:parent-style-name="Standard">
      <style:text-properties fo:font-size="14pt" officeooo:paragraph-rsid="0060c7f9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paragraph-rsid="002bade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paragraph-rsid="00484c88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paragraph-rsid="005d70e3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27d6f0" officeooo:paragraph-rsid="0027d6f0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style="normal" style:text-underline-style="none" fo:font-weight="normal" officeooo:paragraph-rsid="0027d6f0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style:text-underline-style="none" fo:font-weight="normal" officeooo:rsid="0027d6f0" officeooo:paragraph-rsid="0027d6f0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18544e" officeooo:paragraph-rsid="0018544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color="#0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 style:list-style-name="L1">
      <style:text-properties officeooo:paragraph-rsid="005f0556"/>
    </style:style>
    <style:style style:name="P17" style:family="paragraph" style:parent-style-name="Standard" style:list-style-name="L1">
      <style:text-properties fo:font-size="14pt" officeooo:paragraph-rsid="004be4ca" style:font-size-asian="14pt" style:font-size-complex="14pt"/>
    </style:style>
    <style:style style:name="P18" style:family="paragraph" style:parent-style-name="Standard" style:list-style-name="L1">
      <style:text-properties fo:font-size="14pt" officeooo:paragraph-rsid="00557043" style:font-size-asian="14pt" style:font-size-complex="14pt"/>
    </style:style>
    <style:style style:name="P19" style:family="paragraph" style:parent-style-name="Standard">
      <style:text-properties fo:font-size="14pt" officeooo:rsid="0060c7f9" officeooo:paragraph-rsid="0060c7f9" style:font-size-asian="14pt" style:font-size-complex="14pt"/>
    </style:style>
    <style:style style:name="P20" style:family="paragraph" style:parent-style-name="Standard">
      <style:text-properties fo:font-size="14pt" fo:font-style="normal" style:text-underline-style="none" fo:font-weight="normal" officeooo:rsid="0027d6f0" officeooo:paragraph-rsid="0027d6f0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4pt" fo:font-style="normal" style:text-underline-style="none" fo:font-weight="normal" officeooo:rsid="0027d6f0" officeooo:paragraph-rsid="00623644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Preformatted_20_Text">
      <style:text-properties fo:font-size="14pt" fo:font-style="normal" style:text-underline-style="none" fo:font-weight="normal" officeooo:rsid="0027d6f0" officeooo:paragraph-rsid="00623644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Preformatted_20_Text">
      <style:paragraph-properties fo:margin-top="0cm" fo:margin-bottom="0.499cm"/>
    </style:style>
    <style:style style:name="P24" style:family="paragraph">
      <style:paragraph-properties fo:text-align="center"/>
    </style:style>
    <style:style style:name="P25" style:family="paragraph">
      <style:paragraph-properties fo:text-align="start"/>
    </style:style>
    <style:style style:name="T1" style:family="text">
      <style:text-properties officeooo:rsid="0027d6f0"/>
    </style:style>
    <style:style style:name="T2" style:family="text">
      <style:text-properties style:text-underline-style="solid" style:text-underline-width="auto" style:text-underline-color="font-color" fo:font-weight="bold" officeooo:rsid="0027d6f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483567" style:font-weight-asian="bold" style:font-weight-complex="bold"/>
    </style:style>
    <style:style style:name="T4" style:family="text">
      <style:text-properties officeooo:rsid="002bade0"/>
    </style:style>
    <style:style style:name="T5" style:family="text">
      <style:text-properties officeooo:rsid="004788c5"/>
    </style:style>
    <style:style style:name="T6" style:family="text">
      <style:text-properties officeooo:rsid="00484c88"/>
    </style:style>
    <style:style style:name="T7" style:family="text">
      <style:text-properties officeooo:rsid="004a0083"/>
    </style:style>
    <style:style style:name="T8" style:family="text">
      <style:text-properties officeooo:rsid="004be4ca"/>
    </style:style>
    <style:style style:name="T9" style:family="text">
      <style:text-properties officeooo:rsid="005058f3"/>
    </style:style>
    <style:style style:name="T10" style:family="text">
      <style:text-properties officeooo:rsid="00557043"/>
    </style:style>
    <style:style style:name="T11" style:family="text">
      <style:text-properties officeooo:rsid="0056eebb"/>
    </style:style>
    <style:style style:name="T12" style:family="text">
      <style:text-properties officeooo:rsid="00572498"/>
    </style:style>
    <style:style style:name="T13" style:family="text">
      <style:text-properties officeooo:rsid="005a1cb5"/>
    </style:style>
    <style:style style:name="T14" style:family="text">
      <style:text-properties officeooo:rsid="005a828f"/>
    </style:style>
    <style:style style:name="T15" style:family="text">
      <style:text-properties officeooo:rsid="005b9b12"/>
    </style:style>
    <style:style style:name="T16" style:family="text">
      <style:text-properties fo:font-size="14pt" officeooo:rsid="00557043" style:font-size-asian="14pt" style:font-size-complex="14pt"/>
    </style:style>
    <style:style style:name="T17" style:family="text">
      <style:text-properties fo:font-size="14pt" officeooo:rsid="005f0556" style:font-size-asian="14pt" style:font-size-complex="14pt"/>
    </style:style>
    <style:style style:name="T18" style:family="text">
      <style:text-properties officeooo:rsid="0060c7f9"/>
    </style:style>
    <style:style style:name="T19" style:family="text">
      <style:text-properties officeooo:rsid="00623644"/>
    </style:style>
    <style:style style:name="T2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3deb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fill-color="#ffffff" fo:min-height="1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ffff6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3deb3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3deb3d" draw:textarea-horizontal-align="justify" draw:textarea-vertical-align="middle" draw:auto-grow-height="false" style:run-through="foreground"/>
    </style:style>
    <style:style style:name="gr16" style:family="graphic">
      <style:graphic-properties draw:fill="solid" draw:fill-color="#3deb3d" draw:textarea-horizontal-align="justify" draw:textarea-vertical-align="middle" draw:auto-grow-height="false" style:run-through="foreground"/>
    </style:style>
    <style:style style:name="gr17" style:family="graphic">
      <style:graphic-properties draw:fill="solid" draw:fill-color="#3deb3d" draw:textarea-horizontal-align="center" draw:textarea-vertical-align="middle" style:run-through="foreground"/>
    </style:style>
    <style:style style:name="gr18" style:family="graphic">
      <style:graphic-properties draw:fill="none" draw:fill-color="#ffffff" fo:min-height="1.376cm" style:run-through="foreground"/>
    </style:style>
    <style:style style:name="gr19" style:family="graphic">
      <style:graphic-properties draw:fill="none" draw:fill-color="#ffffff" fo:min-height="1.388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Generic Vision Module</text:p>
      <text:p text:style-name="P1"/>
      <text:p text:style-name="P1"/>
      <text:p text:style-name="P1"/>
      <text:p text:style-name="P1"><draw:caption text:anchor-type="paragraph" draw:z-index="11" draw:style-name="gr7" svg:width="5.626cm" svg:height="1.779cm" svg:x="8.726cm" svg:y="0.252cm" draw:caption-point-x="-0.968cm" draw:caption-point-y="4.055cm"><text:p>Files: avi, jpeg</text:p><text:p/><text:p>Protocols: USB...</text:p></draw:caption></text:p>
      <text:p text:style-name="P1"/>
      <text:p text:style-name="P1"/>
      <text:p text:style-name="P1"/>
      <text:p text:style-name="P1"/>
      <text:p text:style-name="P1"><draw:rect text:anchor-type="paragraph" draw:z-index="7" draw:style-name="gr3" draw:text-style-name="P24" svg:width="5.829cm" svg:height="5.4cm" svg:x="8.828cm" svg:y="0.141cm"><text:p text:style-name="P24"><text:span text:style-name="T20">Vision Core</text:span></text:p></draw:rect></text:p>
      <text:p text:style-name="P1"><draw:rect text:anchor-type="paragraph" draw:z-index="8" draw:style-name="gr4" draw:text-style-name="P25" svg:width="3.423cm" svg:height="1.325cm" svg:x="1.715cm" svg:y="0.328cm"><text:p text:style-name="P25"><text:span text:style-name="T20"/></text:p><text:p text:style-name="P25"><text:span text:style-name="T20">Image Sources</text:span></text:p><text:p text:style-name="P25"/></draw:rect><draw:custom-shape text:anchor-type="paragraph" draw:z-index="9" draw:style-name="gr5" draw:text-style-name="P24" svg:width="3.243cm" svg:height="0.992cm" svg:x="5.136cm" svg:y="0.459cm"><text:p text:style-name="P24"/><text:p text:style-name="P24">Images</text:p><text:p text:style-name="P24">Videos</text:p><draw:enhanced-geometry svg:viewBox="0 0 21600 21600" draw:extrusion="false" draw:text-areas="0 ?f0 ?f5 ?f2" draw:type="right-arrow" draw:modifiers="12951.3657561626 66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aption text:anchor-type="paragraph" draw:z-index="17" draw:style-name="gr6" svg:width="6.083cm" svg:height="1.96cm" svg:x="0.529cm" svg:y="0.243cm" draw:caption-point-x="9.172cm" draw:caption-point-y="1.401cm"><text:p>Files: txt</text:p><text:p/><text:p>Protocols: Ethernet, RS232...</text:p><text:p/></draw:caption><draw:custom-shape text:anchor-type="paragraph" draw:z-index="18" draw:style-name="gr5" svg:width="1.297cm" svg:height="3.213cm" svg:x="12.243cm" svg:y="0.429cm"><text:p>Results</text:p><text:p>Informations</text:p><text:p>Displays</text:p><text:p/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16" draw:style-name="gr5" svg:width="1.687cm" svg:height="3.551cm" svg:x="8.871cm" svg:y="0.325cm"><text:p>Commands</text:p><text:p>Parameters</text:p><text:p/><draw:enhanced-geometry svg:viewBox="0 0 21600 21600" draw:mirror-horizontal="false" draw:mirror-vertical="false" draw:text-areas="?f0 ?f7 ?f2 21600" draw:type="up-arrow" draw:modifiers="7424.29906542056 5994.3793911007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aption text:anchor-type="paragraph" draw:z-index="10" draw:style-name="gr6" svg:width="6.083cm" svg:height="1.96cm" svg:x="16.318cm" svg:y="0.355cm" draw:caption-point-x="-3.35cm" draw:caption-point-y="2.148cm"><text:p>Files: txt, avi, jpeg</text:p><text:p/><text:p>Protocols: Ethernet, RS232...</text:p></draw:caption></text:p>
      <text:p text:style-name="P1"/>
      <text:p text:style-name="P1"/>
      <text:p text:style-name="P1"/>
      <text:p text:style-name="P1"/>
      <text:p text:style-name="P1"/>
      <text:p text:style-name="P1"><draw:rect text:anchor-type="paragraph" draw:z-index="15" draw:style-name="gr4" draw:text-style-name="P25" svg:width="13.196cm" svg:height="1.063cm" svg:x="1.328cm" svg:y="0.467cm"><text:p text:style-name="P25"><text:span text:style-name="T20">External System</text:span></text:p></draw:rect></text:p>
      <text:p text:style-name="P1"/>
      <text:p text:style-name="P1"/>
      <text:p text:style-name="P13"/>
      <text:p text:style-name="P6"><draw:ellipse text:anchor-type="paragraph" draw:z-index="23" draw:style-name="gr4" draw:text-style-name="P24" svg:width="6.975cm" svg:height="5.964cm" svg:x="6.678cm" svg:y="-0.058cm"><text:p text:style-name="P24">Abstract VideoProcessingModule</text:p><text:p text:style-name="P24"/><text:p text:style-name="P24"/><text:p text:style-name="P24"/><text:p text:style-name="P24"/><text:p text:style-name="P24"/></draw:ellipse><text:soft-page-break/>Classes Architecture</text:p>
      <text:p text:style-name="P1"/>
      <text:p text:style-name="P1"><draw:ellipse text:anchor-type="paragraph" draw:z-index="22" draw:style-name="gr4" draw:text-style-name="P24" svg:width="4.038cm" svg:height="1.922cm" svg:x="19.156cm" svg:y="0.552cm"><text:p text:style-name="P24">Abstract External</text:p></draw:ellipse></text:p>
      <text:p text:style-name="P1"/>
      <text:p text:style-name="P1"><draw:ellipse text:anchor-type="paragraph" draw:z-index="12" draw:style-name="gr8" draw:text-style-name="P24" svg:width="4.682cm" svg:height="1.86cm" svg:x="-1.242cm" svg:y="0.115cm"><text:p text:style-name="P24">Abstract Video Source</text:p></draw:ellipse><draw:custom-shape text:anchor-type="paragraph" draw:z-index="25" draw:style-name="gr12" svg:width="3.345cm" svg:height="0.96cm" svg:x="15.647cm" svg:y="0.22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4" draw:style-name="gr12" svg:width="2.334cm" svg:height="0.96cm" svg:x="3.459cm" svg:y="0.27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ellipse text:anchor-type="paragraph" draw:z-index="30" draw:style-name="gr4" draw:text-style-name="P24" svg:width="4.885cm" svg:height="1.581cm" svg:x="10.4cm" svg:y="0.032cm"><text:p text:style-name="P24">Abstract </text:p><text:p text:style-name="P24">Communication Protocol</text:p></draw:ellipse><draw:ellipse text:anchor-type="paragraph" draw:z-index="31" draw:style-name="gr4" draw:text-style-name="P24" svg:width="4.885cm" svg:height="1.581cm" svg:x="5.793cm" svg:y="0.032cm"><text:p text:style-name="P24">Abstract </text:p><text:p text:style-name="P24">Communication Protocol</text:p></draw:ellipse></text:p>
      <text:p text:style-name="P1"><draw:custom-shape text:anchor-type="paragraph" draw:z-index="6" draw:style-name="gr2" svg:width="0.805cm" svg:height="2.382cm" draw:transform="rotate (-0.431794456944502) translate (20.335875cm 0.38805555555555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0" draw:style-name="gr1" svg:width="0.805cm" svg:height="2.484cm" draw:transform="rotate (0.546462588799321) translate (22.4525416666667cm 0.525638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5" draw:style-name="gr1" svg:width="0.701cm" svg:height="2.066cm" draw:transform="rotate (0.542448331519735) translate (0.675569444444444cm 0.84137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style-name="gr2" svg:width="0.809cm" svg:height="3.093cm" draw:transform="rotate (-0.372453262376706) translate (7.54591666666667cm 0.4762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style-name="gr1" svg:width="0.805cm" svg:height="3.063cm" draw:transform="rotate (0.4071853144902) translate (10.7932361111111cm 0.823736111111111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2" svg:width="0.805cm" svg:height="2.484cm" draw:transform="rotate (0.26459191460229) translate (20.9373611111111cm 0.287513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4" draw:style-name="gr2" svg:width="0.701cm" svg:height="2.066cm" draw:transform="rotate (-0.542099265670523) translate (0.209902777777778cm 0.01587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1" svg:width="0.805cm" svg:height="3.063cm" svg:x="9.17cm" svg:y="0.39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ellipse text:anchor-type="paragraph" draw:z-index="26" draw:style-name="gr13" draw:text-style-name="P24" svg:width="2.8cm" svg:height="1.53cm" svg:x="23.61cm" svg:y="0.533cm"><text:p text:style-name="P24">File</text:p></draw:ellipse></text:p>
      <text:p text:style-name="P1"><draw:ellipse text:anchor-type="paragraph" draw:z-index="21" draw:style-name="gr11" draw:text-style-name="P24" svg:width="3.56cm" svg:height="1.735cm" svg:x="17.325cm" svg:y="0.434cm"><text:p text:style-name="P24">Robot</text:p></draw:ellipse></text:p>
      <text:p text:style-name="P1"><draw:ellipse text:anchor-type="paragraph" draw:z-index="14" draw:style-name="gr10" draw:text-style-name="P24" svg:width="2.431cm" svg:height="1.265cm" svg:x="-2cm" svg:y="0.231cm"><text:p text:style-name="P24">Camera</text:p></draw:ellipse><draw:ellipse text:anchor-type="paragraph" draw:z-index="13" draw:style-name="gr9" draw:text-style-name="P24" svg:width="2.089cm" svg:height="1.19cm" svg:x="0.857cm" svg:y="0.282cm"><text:p text:style-name="P24">File</text:p></draw:ellipse><draw:ellipse text:anchor-type="paragraph" draw:z-index="27" draw:style-name="gr11" draw:text-style-name="P24" svg:width="2.8cm" svg:height="1.53cm" svg:x="21.172cm" svg:y="0.231cm"><text:p text:style-name="P24">Display</text:p></draw:ellipse></text:p>
      <text:p text:style-name="P1"/>
      <text:p text:style-name="P1"><draw:ellipse text:anchor-type="paragraph" draw:z-index="20" draw:style-name="gr11" draw:text-style-name="P24" svg:width="3.223cm" svg:height="1.454cm" svg:x="4.646cm" svg:y="0.229cm"><text:p text:style-name="P24">Stereovision</text:p></draw:ellipse><draw:ellipse text:anchor-type="paragraph" draw:z-index="29" draw:style-name="gr13" draw:text-style-name="P24" svg:width="3.761cm" svg:height="1.918cm" svg:x="11.079cm" svg:y="0.019cm"><text:p text:style-name="P24">VideoFileProcessing</text:p></draw:ellipse><draw:ellipse text:anchor-type="paragraph" draw:z-index="28" draw:style-name="gr13" draw:text-style-name="P24" svg:width="2.548cm" svg:height="1.299cm" svg:x="8.176cm" svg:y="0.051cm"><text:p text:style-name="P24">Vision</text:p></draw:ellipse></text:p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><draw:rect text:anchor-type="paragraph" draw:z-index="34" draw:style-name="gr4" draw:text-style-name="P24" svg:width="7.584cm" svg:height="1.066cm" svg:x="18.073cm" svg:y="0.012cm"><text:p text:style-name="P24">Structure générique</text:p></draw:rect></text:p>
      <text:p text:style-name="P1"/>
      <text:p text:style-name="P1"/>
      <text:p text:style-name="P1"><draw:rect text:anchor-type="paragraph" draw:z-index="32" draw:style-name="gr11" draw:text-style-name="P24" svg:width="7.667cm" svg:height="1.01cm" svg:x="18.045cm" svg:y="0.083cm"><text:p text:style-name="P24">Elements Utilisés dans notre application</text:p></draw:rect></text:p>
      <text:p text:style-name="P1"/>
      <text:p text:style-name="P1"/>
      <text:p text:style-name="P1"><draw:rect text:anchor-type="paragraph" draw:z-index="33" draw:style-name="gr13" draw:text-style-name="P24" svg:width="7.665cm" svg:height="0.929cm" svg:x="18.046cm" svg:y="0.014cm"><text:p text:style-name="P24">Autres possibilités</text:p></draw:rect></text:p>
      <text:p text:style-name="P14"/>
      <text:p text:style-name="P14"><draw:g text:anchor-type="paragraph" draw:z-index="35" draw:style-name="gr14"><draw:custom-shape draw:style-name="gr15" draw:text-style-name="P24" svg:width="3.447cm" svg:height="1.37cm" svg:x="16.019cm" svg:y="1.997cm"><text:p text:style-name="P24">Robot Troll</text:p><draw:enhanced-geometry svg:viewBox="0 0 21600 21600" draw:glue-points="10800 0 0 10800 10800 21600 21600 10800" draw:type="flowchart-process" draw:enhanced-path="M 0 0 L 21600 0 21600 21600 0 21600 0 0 Z N"/></draw:custom-shape><draw:custom-shape draw:style-name="gr16" svg:width="2.1cm" svg:height="0.752cm" draw:transform="rotate (-0.3448770601952) translate (6.21947222222222cm 1.88306944444444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6" svg:width="2.1cm" svg:height="0.752cm" draw:transform="rotate (0.326202037197679) translate (5.81025cm 4.16730555555556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draw:style-name="gr17" draw:text-style-name="P24" svg:width="2.671cm" svg:height="1.489cm" svg:x="3.718cm" svg:y="1.667cm"><text:p text:style-name="P24">Camera</text:p></draw:ellipse><draw:ellipse draw:style-name="gr17" draw:text-style-name="P24" svg:width="2.671cm" svg:height="1.489cm" svg:x="3.824cm" svg:y="3.609cm"><text:p text:style-name="P24">Camera</text:p></draw:ellipse><draw:custom-shape draw:style-name="gr15" svg:width="4.382cm" svg:height="4.045cm" svg:x="7.93cm" svg:y="1.54cm"><text:p>Stereovision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aption draw:style-name="gr18" draw:text-style-name="P24" svg:width="1.59cm" svg:height="1.377cm" svg:x="7.54cm" svg:y="5.566cm" draw:caption-point-x="-0.958cm" draw:caption-point-y="-2.161cm"><text:p text:style-name="P24"/><text:p text:style-name="P24">USB</text:p></draw:caption><draw:caption draw:style-name="gr19" svg:width="1.666cm" svg:height="1.389cm" svg:x="17.776cm" svg:y="-0.153cm" draw:caption-point-x="-3.947cm" draw:caption-point-y="2.945cm"><text:p/><text:p><text:s text:c="2"/>Tcp/Ip</text:p></draw:caption><draw:custom-shape draw:style-name="gr16" svg:width="0.805cm" svg:height="3.163cm" draw:transform="rotate (1.61931648000003) translate (12.4742222222222cm 3.39195833333333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6" svg:width="0.805cm" svg:height="3.58cm" draw:transform="rotate (1.28857658674717) translate (12.1708333333333cm 4.588875cm)"><text:p/><draw:enhanced-geometry svg:viewBox="0 0 21600 21600" draw:mirror-horizontal="false" draw:mirror-vertical="false" draw:text-areas="?f0 0 ?f2 ?f5" draw:type="down-arrow" draw:modifiers="16843.7438423645 8413.12910284464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5" svg:width="2.523cm" svg:height="1.262cm" svg:x="16.003cm" svg:y="4.641cm"><text:p text:style-name="P24">Displa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<text:span text:style-name="T6">Calcul de distance</text:span><text:span text:style-name="T7">s</text:span><text:span text:style-name="T6"> par stéréovision</text:span></text:p>
      <text:p text:style-name="P1"/>
      <text:list xml:id="list531327246" text:style-name="L1">
        <text:list-item>
          <text:p text:style-name="P17"><text:span text:style-name="T8">ll faut d'abord caractériser les caméras : matrices... </text:span><text:span text:style-name="T9">(calibration avec la mire.... )</text:span></text:p>
        </text:list-item>
        <text:list-item>
          <text:p text:style-name="P16"><text:span text:style-name="T16">grace </text:span><text:span text:style-name="T17">au calcul de la geometry épipolaire </text:span><text:span text:style-name="T16">=&gt; en sélectionnant un point commun sur chaque image, on peut ainsi en déterminer la distance</text:span></text:p>
        </text:list-item>
        <text:list-item>
          <text:p text:style-name="P18"><text:span text:style-name="T10">on automatise alors le procédé par </text:span><text:span text:style-name="T11">des algorithmes de</text:span><text:span text:style-name="T10"> détection de points </text:span><text:span text:style-name="T11">d'intérêt. </text:span><text:span text:style-name="T12">Etant dans une optique système embarqué, on a en effet pas d'interface utilisateur.</text:span></text:p>
        </text:list-item>
      </text:list>
      <text:p text:style-name="P1"/>
      <text:p text:style-name="P1"/>
      <text:p text:style-name="P2"><text:span text:style-name="T2">Choix d'un algorithme de détection de</text:span><text:span text:style-name="T3">s</text:span><text:span text:style-name="T2"> points d'intérêt</text:span></text:p>
      <text:p text:style-name="P10"/>
      <text:p text:style-name="P11"><text:span text:style-name="T1">problématique de la robotique mobile =&gt; importance primordiale </text:span><text:span text:style-name="T1">de la rapidité (fiabilité un peu moins)</text:span></text:p>
      <text:p text:style-name="P12"/>
      <text:p text:style-name="P12">vu en TP: Harris (pas très efficace) </text:p>
      <text:p text:style-name="P12">Sûrement l'un des meilleurs: SIFT </text:p>
      <text:p text:style-name="P12">=&gt; aucun des 2 n'est adapaté, il faut un compromis.</text:p>
      <text:p text:style-name="P12">Autres possibilités:</text:p>
      <text:p text:style-name="P12"/>
      <text:p text:style-name="P21"><text:span text:style-name="T19">Organisation dans OpenCV 2.2: </text:span></text:p>
      <text:p text:style-name="P22"><text:span text:style-name="T19">Feature detector name (e.g. SURF, FAST...) - see createFeatureDetector() function in detectors.cpp \n"</text:span></text:p>
      <text:p text:style-name="Preformatted_20_Text"><text:s text:c="4"/>&lt;&lt; " <text:s text:c="24"/>Currently 12/2010, this is FAST, STAR, SIFT, SURF, MSER, GFTT, HARRIS \n"</text:p>
      <text:p text:style-name="Preformatted_20_Text"><text:s text:c="4"/>&lt;&lt; "[descriptor extractor] Descriptor extractor name (e.g. SURF, SIFT) - see createDescriptorExtractor() function in descriptors.cpp \n"</text:p>
      <text:p text:style-name="Preformatted_20_Text"><text:s text:c="4"/>&lt;&lt; " <text:s text:c="24"/>Currently 12/2010, this is SURF, OpponentSIFT, SIFT, OpponentSURF, BRIEF \n"</text:p>
      <text:p text:style-name="Preformatted_20_Text"><text:s text:c="4"/>&lt;&lt; "[descriptor matcher] <text:s text:c="2"/>Descriptor matcher name (e.g. BruteForce) - see createDescriptorMatcher() function in matchers.cpp \n"</text:p>
      <text:p text:style-name="P23"><text:s text:c="4"/>&lt;&lt; " <text:s text:c="24"/>Currently 12/2010, this is BruteForce, BruteForce-L1, FlannBased, BruteForce-Hamming, BruteForce-HammingLUT \n"</text:p>
      <text:p text:style-name="P21"><text:span text:style-name="T19"/></text:p>
      <text:p text:style-name="P5"><text:s/><text:span text:style-name="T18">(</text:span><text:a xlink:type="simple" xlink:href="http://en.wikipedia.org/wiki/Corner_detection"><text:span text:style-name="T18">http://en.wikipedia.org/wiki/Corner_detection</text:span></text:a><text:span text:style-name="T18">)</text:span></text:p>
      <text:p text:style-name="P19"><text:soft-page-break/></text:p>
      <text:p text:style-name="P1"/>
      <text:p text:style-name="P7"><text:span text:style-name="T4">Mise en relation des points d'intérêt </text:span><text:span text:style-name="T5">entre les 2 caméras</text:span></text:p>
      <text:p text:style-name="P1"/>
      <text:p text:style-name="P4"/>
      <text:p text:style-name="P9"><text:span text:style-name="T13">Segmentation/ </text:span><text:span text:style-name="T14">textures.... <text:s/></text:span><text:span text:style-name="T15">(Extraction de la texture du sol)</text:span></text:p>
      <text:p text:style-name="P6"/>
      <text:p text:style-name="P1"/>
      <text:p text:style-name="P1"/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08T13:44:41</meta:creation-date>
    <dc:date>2011-01-17T19:58:37</dc:date>
    <dc:creator>Julien </dc:creator>
    <meta:editing-duration>PT05H26M32S</meta:editing-duration>
    <meta:editing-cycles>189</meta:editing-cycles>
    <meta:generator>OpenOffice.org/3.2$Linux OpenOffice.org_project/320m19$Build-9505</meta:generator>
    <meta:document-statistic meta:table-count="0" meta:image-count="0" meta:object-count="0" meta:page-count="5" meta:paragraph-count="22" meta:word-count="227" meta:character-count="1698"/>
  </office:meta>
</office:document-meta>
</file>